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024e6"/>
    </style:style>
    <style:style style:name="P2" style:family="paragraph" style:parent-style-name="Standard">
      <style:text-properties fo:font-size="11pt" fo:language="pt" fo:country="BR" officeooo:rsid="0004c9b0" officeooo:paragraph-rsid="0004c9b0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fo:font-size="11pt" fo:language="pt" fo:country="BR" fo:font-weight="bold" officeooo:rsid="0006344d" officeooo:paragraph-rsid="0006344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language="pt" fo:country="BR" fo:font-weight="bold" officeooo:rsid="0006344d" officeooo:paragraph-rsid="0006344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1pt" fo:language="pt" fo:country="BR" fo:font-weight="bold" officeooo:rsid="000a7be5" officeooo:paragraph-rsid="000a7be5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1pt" fo:language="pt" fo:country="BR" fo:font-weight="bold" officeooo:rsid="000e7ea4" officeooo:paragraph-rsid="000e7ea4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1pt" fo:language="pt" fo:country="BR" fo:font-weight="normal" officeooo:rsid="000a7be5" officeooo:paragraph-rsid="000a7be5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fo:language="pt" fo:country="BR" fo:font-weight="normal" officeooo:rsid="000c6cc9" officeooo:paragraph-rsid="000c6cc9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officeooo:rsid="001024e6" officeooo:paragraph-rsid="001024e6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officeooo:rsid="0011b283" officeooo:paragraph-rsid="0011b283" style:font-size-asian="11pt" style:font-size-complex="11pt"/>
    </style:style>
    <style:style style:name="T1" style:family="text">
      <style:text-properties fo:language="pt" fo:country="BR" fo:font-weight="normal" style:font-weight-asian="normal" style:font-weight-complex="normal"/>
    </style:style>
    <style:style style:name="T2" style:family="text">
      <style:text-properties fo:language="pt" fo:country="BR" fo:font-weight="normal" officeooo:rsid="001024e6" style:font-weight-asian="normal" style:font-weight-complex="normal"/>
    </style:style>
    <style:style style:name="T3" style:family="text">
      <style:text-properties fo:language="pt" fo:country="BR" fo:font-weight="normal" officeooo:rsid="0011b283" style:font-weight-asian="normal" style:font-weight-complex="normal"/>
    </style:style>
    <style:style style:name="T4" style:family="text">
      <style:text-properties fo:language="pt" fo:country="BR" fo:font-weight="normal" officeooo:rsid="001202a8" style:font-weight-asian="normal" style:font-weight-complex="normal"/>
    </style:style>
    <style:style style:name="T5" style:family="text">
      <style:text-properties fo:language="pt" fo:country="BR" fo:font-weight="bold" style:font-weight-asian="bold" style:font-weight-complex="bold"/>
    </style:style>
    <style:style style:name="T6" style:family="text">
      <style:text-properties fo:language="pt" fo:country="BR" fo:font-weight="bold" officeooo:rsid="001024e6" style:font-weight-asian="bold" style:font-weight-complex="bold"/>
    </style:style>
    <style:style style:name="T7" style:family="text">
      <style:text-properties fo:language="pt" fo:country="BR" fo:font-weight="bold" officeooo:rsid="0011b283" style:font-weight-asian="bold" style:font-weight-complex="bold"/>
    </style:style>
    <style:style style:name="T8" style:family="text">
      <style:text-properties officeooo:rsid="0006344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37e15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c6cc9"/>
    </style:style>
    <style:style style:name="T13" style:family="text">
      <style:text-properties fo:font-size="10pt" fo:language="pt" fo:country="BR" fo:font-weight="bold" officeooo:rsid="001024e6" style:font-size-asian="10pt" style:font-weight-asian="bold" style:font-size-complex="10pt" style:font-weight-complex="bold"/>
    </style:style>
    <style:style style:name="T14" style:family="text">
      <style:text-properties fo:font-size="10pt" fo:language="pt" fo:country="BR" fo:font-weight="normal" officeooo:rsid="001024e6" style:font-size-asian="10pt" style:font-weight-asian="normal" style:font-size-complex="10pt" style:font-weight-complex="normal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ize="11pt" fo:language="pt" fo:country="BR" fo:font-weight="bold" officeooo:rsid="001024e6" style:font-size-asian="11pt" style:font-weight-asian="bold" style:font-size-complex="11pt" style:font-weight-complex="bold"/>
    </style:style>
    <style:style style:name="T17" style:family="text">
      <style:text-properties fo:font-size="11pt" fo:language="pt" fo:country="BR" fo:font-weight="normal" officeooo:rsid="001024e6" style:font-size-asian="11pt" style:font-weight-asian="normal" style:font-size-complex="11pt" style:font-weight-complex="normal"/>
    </style:style>
    <style:style style:name="T18" style:family="text">
      <style:text-properties fo:font-size="11pt" fo:font-weight="normal" style:font-size-asian="11pt" style:font-weight-asian="normal" style:font-size-complex="11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senvolvimento de Software para a WEB – SI e ES</text:p>
      <text:p text:style-name="P2">Professor: Jefferson de Carvalho Silva</text:p>
      <text:p text:style-name="P2">Semestre <text:span text:style-name="T8">2020.1 (“O dia em que a Terra parou”)</text:span></text:p>
      <text:p text:style-name="P2"/>
      <text:p text:style-name="P3">Atividade 1</text:p>
      <text:p text:style-name="P3"/>
      <text:p text:style-name="P5">Leia com atenção as instruções abaixo:</text:p>
      <text:p text:style-name="P3"/>
      <text:p text:style-name="P7">Para toda a disciplina, até o fim do semestre, você <text:span text:style-name="T11">DEVE </text:span>criar um repositório do GITHUB. Sugiro que crie repositório com <text:span text:style-name="T12">o nome</text:span> <text:span text:style-name="T11">WEB_2020_1</text:span>, por exemplo.</text:p>
      <text:p text:style-name="P7"/>
      <text:p text:style-name="P7">Em <text:span text:style-name="T11">WEB_2020_1, </text:span>ou o nome que você tiver escolhido, CADA UMA das atividades será um projeto (pasta) separada. Por exemplo, na atividade deste documento, você deverá criar um projeto com <text:span text:style-name="T11">create-react-app</text:span>. Na próxima atividade, um novo projeto. E assim por diante.</text:p>
      <text:p text:style-name="P7"/>
      <text:p text:style-name="P8">As atividades terão um prazo de entrega, e serão <text:span text:style-name="T11">individuais</text:span>. A entrega é feita no <text:span text:style-name="T11">SIPPA</text:span>, com o envio de um arquivo TXT apenas com o link da sua atividade implementada NO REPOSITÓRIO, como explicado acima.</text:p>
      <text:p text:style-name="P8"/>
      <text:p text:style-name="P8">------------------------------------------------------------------------------------------------------------------------</text:p>
      <text:p text:style-name="P4"/>
      <text:p text:style-name="P5"><text:span text:style-name="T9">Crie um projeto REACT chamado </text:span>atividade_1.<text:span text:style-name="T9"> Para cada uma das questões abaixo, você deve criar uma pasta dentro de </text:span>/src/components/questao#<text:span text:style-name="T9">, onde o </text:span># <text:span text:style-name="T9">é o número da questão. </text:span></text:p>
      <text:p text:style-name="P5"><text:span text:style-name="T9"/></text:p>
      <text:p text:style-name="P6">Questão 1) <text:span text:style-name="T9">Crie um componente que exiba na tela o seu nome, curso e cidade de origem, usado apenas funções.</text:span></text:p>
      <text:p text:style-name="P6"><text:span text:style-name="T9"/></text:p>
      <text:p text:style-name="P6">Questão 2) <text:span text:style-name="T9">Crie um componente que exiba na tela o seu nome, curso e cidade de origem, usando classes (React.Component).</text:span></text:p>
      <text:p text:style-name="P6"><text:span text:style-name="T9"/></text:p>
      <text:p text:style-name="P6">Questão 3) <text:span text:style-name="T9">Para o componente da </text:span>Questão 1<text:span text:style-name="T9">, crie um componente pai que passe, via </text:span>props<text:span text:style-name="T9">, todos os parâmetros pedidos (nome, curso e cidade de origem). No componente filho, exiba essas informações, fazendo uso do props.</text:span></text:p>
      <text:p text:style-name="P6"><text:span text:style-name="T9"/></text:p>
      <text:p text:style-name="P6">Questão 4)<text:span text:style-name="T9"> </text:span><text:span text:style-name="T10">(Dica: leia a Questão 5 antes, caso seja uma programador mais avançado)</text:span><text:span text:style-name="T9">Para o componente da </text:span>Questão 2<text:span text:style-name="T9">, crie um componente pai que passe, via </text:span>props<text:span text:style-name="T9">, todos os parâmetros pedidos (nome, curso e cidade de origem). No componente filho, exiba essas informações, fazendo uso do props.</text:span></text:p>
      <text:p text:style-name="P6"><text:span text:style-name="T9"/></text:p>
      <text:p text:style-name="P1"><text:span text:style-name="T16">Questão 5) </text:span><text:span text:style-name="T17">Instale o Bootstrap no seu projeto, via NPM. Modifique o componente da </text:span><text:span text:style-name="T16">Questão 4</text:span><text:span text:style-name="T17"> para que ele use algo do Bootstrap (Sugestão: </text:span><text:a xlink:type="simple" xlink:href="https://getbootstrap.com/docs/4.0/components/card/" text:style-name="Internet_20_link" text:visited-style-name="Visited_20_Internet_20_Link"><text:span text:style-name="T18">https://getbootstrap.com/docs/4.0/components/card/</text:span></text:a><text:span text:style-name="T18"> </text:span><text:span text:style-name="T17">).</text:span></text:p>
      <text:p text:style-name="P9"><text:span text:style-name="T1">Não há necessidade criar uma nova pasta para essa questão, você já pode fazer a Questão 4 inicialmente com essa modificação.</text:span></text:p>
      <text:p text:style-name="P9"><text:span text:style-name="T1"/></text:p>
      <text:p text:style-name="P9"><text:span text:style-name="T1">------------------------------------------------------------------------------------------------------------------------</text:span></text:p>
      <text:p text:style-name="P9"><text:span text:style-name="T1"/></text:p>
      <text:p text:style-name="P9"><text:span text:style-name="T5">Prazo de Entrega: até as 23:59 do dia 25/07/2020 (Sábado)</text:span><text:span text:style-name="T1"> </text:span></text:p>
      <text:p text:style-name="P9"><text:span text:style-name="T1">Atividade no </text:span><text:span text:style-name="T5">SIPPA</text:span><text:span text:style-name="T1"> para submeter o arquivo TXT: </text:span><text:span text:style-name="T7">AR1</text:span><text:span text:style-name="T3">, em “Avaliações”.</text:span></text:p>
      <text:p text:style-name="P9"><text:span text:style-name="T3"/></text:p>
      <text:p text:style-name="P9"><text:span text:style-name="T3">------------------------------------------------------------------------------------------------------------------------</text:span></text:p>
      <text:p text:style-name="P9"><text:span text:style-name="T3"/></text:p>
      <text:p text:style-name="P10"><text:span text:style-name="T1">Não deixe para o último momento e verifique se seu arquivo foi submetido corretamente. Caso o SIPPA saia do ar, me envie um e-mail. </text:span><text:span text:style-name="T4">Abraços.</text:span></text:p>
      <text:p text:style-name="P10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0-07-20T18:41:05.109000000</dc:date>
    <meta:editing-duration>PT30M21S</meta:editing-duration>
    <meta:editing-cycles>12</meta:editing-cycles>
    <meta:document-statistic meta:table-count="0" meta:image-count="0" meta:object-count="0" meta:page-count="1" meta:paragraph-count="21" meta:word-count="381" meta:character-count="2644" meta:non-whitespace-character-count="2281"/>
  </office:meta>
</office:document-meta>
</file>